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-ranges="Sheet1.A1:Sheet1.X109">
        <table:shapes>
          <draw:frame draw:z-index="0" draw:style-name="gr1" svg:width="10.2398in" svg:height="8.2425in" svg:x="0.0409in" svg:y="8.3512in">
            <draw:object draw:notify-on-update-of-ranges="Sheet1.B2:Sheet1.B25 Sheet1.C1:Sheet1.C1 Sheet1.C2:Sheet1.C25 Sheet1.G1:Sheet1.G1 Sheet1.G2:Sheet1.G25 Sheet1.K1:Sheet1.K1 Sheet1.K2:Sheet1.K25 Sheet1.O1:Sheet1.O1 Sheet1.O2:Sheet1.O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2913in" svg:height="4.1819in" svg:x="10.3331in" svg:y="8.3244in">
            <draw:object draw:notify-on-update-of-ranges="Sheet2.D1:Sheet2.D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5.2906in" svg:height="4.1256in" svg:x="10.3535in" svg:y="12.526in">
            <draw:object draw:notify-on-update-of-ranges="Sheet2.D1:Sheet2.D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5.2909in" svg:height="4.1134in" svg:x="15.6547in" svg:y="8.3339in">
            <draw:object draw:notify-on-update-of-ranges="Sheet2.E1:Sheet2.E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svg:width="5.3213in" svg:height="4.0449in" svg:x="15.6543in" svg:y="12.5551in">
            <draw:object draw:notify-on-update-of-ranges="Sheet2.E1:Sheet2.E1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2" table:default-cell-style-name="Default"/>
        <table:table-row table:style-name="ro1">
          <table:table-cell/>
          <table:table-cell office:value-type="string">
            <text:p>Word</text:p>
          </table:table-cell>
          <table:table-cell office:value-type="string">
            <text:p>Cosine similarity</text:p>
          </table:table-cell>
          <table:table-cell table:number-columns-repeated="3"/>
          <table:table-cell office:value-type="string">
            <text:p>Jaccard Similarity</text:p>
          </table:table-cell>
          <table:table-cell table:number-columns-repeated="3"/>
          <table:table-cell office:value-type="string">
            <text:p>K-L similarity</text:p>
          </table:table-cell>
          <table:table-cell table:number-columns-repeated="3"/>
          <table:table-cell office:value-type="string">
            <text:p>Overlap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tensified</text:p>
          </table:table-cell>
          <table:table-cell office:value-type="float" office:value="0.387298334620742">
            <text:p>0.387298334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tensified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tensified</text:p>
          </table:table-cell>
          <table:table-cell office:value-type="float" office:value="0.468213122712422">
            <text:p>0.4682131227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tensified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ceived</text:p>
          </table:table-cell>
          <table:table-cell office:value-type="float" office:value="0.857159391374919">
            <text:p>0.8571593914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ceive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received</text:p>
          </table:table-cell>
          <table:table-cell office:value-type="float" office:value="-0.0892574205256839">
            <text:p>-0.0892574205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ceiv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overeign</text:p>
          </table:table-cell>
          <table:table-cell office:value-type="float" office:value="0.15191090506255">
            <text:p>0.15191090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overeign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overeign</text:p>
          </table:table-cell>
          <table:table-cell office:value-type="float" office:value="0.80471895621705">
            <text:p>0.8047189562</text:p>
          </table:table-cell>
          <table:table-cell/>
          <table:table-cell office:value-type="string">
            <text:p>Overlap</text:p>
          </table:table-cell>
          <table:table-cell office:value-type="string">
            <text:p><text:s/>sovereign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stallment</text:p>
          </table:table-cell>
          <table:table-cell office:value-type="float" office:value="0.28347335475692">
            <text:p>0.2834733548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stallment</text:p>
          </table:table-cell>
          <table:table-cell office:value-type="float" office:value="0.0909090909090909">
            <text:p>0.0909090909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stallment</text:p>
          </table:table-cell>
          <table:table-cell office:value-type="float" office:value="-0.0810930216216329">
            <text:p>-0.0810930216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stallment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obligated</text:p>
          </table:table-cell>
          <table:table-cell office:value-type="float" office:value="0.42379344841321">
            <text:p>0.4237934484</text:p>
          </table:table-cell>
          <table:table-cell/>
          <table:table-cell office:value-type="string">
            <text:p>jaccard</text:p>
          </table:table-cell>
          <table:table-cell office:value-type="string">
            <text:p><text:s/>obligated</text:p>
          </table:table-cell>
          <table:table-cell office:value-type="float" office:value="0.166666666666667">
            <text:p>0.1666666667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obligated</text:p>
          </table:table-cell>
          <table:table-cell office:value-type="float" office:value="1.35366965709865">
            <text:p>1.3536696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obligated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ublished</text:p>
          </table:table-cell>
          <table:table-cell office:value-type="float" office:value="0.950262193466398">
            <text:p>0.9502621935</text:p>
          </table:table-cell>
          <table:table-cell/>
          <table:table-cell office:value-type="string">
            <text:p>jaccard</text:p>
          </table:table-cell>
          <table:table-cell office:value-type="string">
            <text:p><text:s/>publish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ublished</text:p>
          </table:table-cell>
          <table:table-cell office:value-type="float" office:value="0.131820140545774">
            <text:p>0.1318201405</text:p>
          </table:table-cell>
          <table:table-cell/>
          <table:table-cell office:value-type="string">
            <text:p>Overlap</text:p>
          </table:table-cell>
          <table:table-cell office:value-type="string">
            <text:p><text:s/>published</text:p>
          </table:table-cell>
          <table:table-cell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arcass</text:p>
          </table:table-cell>
          <table:table-cell office:value-type="float" office:value="0.693375245281537">
            <text:p>0.6933752453</text:p>
          </table:table-cell>
          <table:table-cell/>
          <table:table-cell office:value-type="string">
            <text:p>jaccard</text:p>
          </table:table-cell>
          <table:table-cell office:value-type="string">
            <text:p><text:s/>carcass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arcass</text:p>
          </table:table-cell>
          <table:table-cell office:value-type="float" office:value="0.253702265092701">
            <text:p>0.2537022651</text:p>
          </table:table-cell>
          <table:table-cell/>
          <table:table-cell office:value-type="string">
            <text:p>Overlap</text:p>
          </table:table-cell>
          <table:table-cell office:value-type="string">
            <text:p><text:s/>carcas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atellite</text:p>
          </table:table-cell>
          <table:table-cell office:value-type="float" office:value="0.898717034272917">
            <text:p>0.8987170343</text:p>
          </table:table-cell>
          <table:table-cell/>
          <table:table-cell office:value-type="string">
            <text:p>jaccard</text:p>
          </table:table-cell>
          <table:table-cell office:value-type="string">
            <text:p><text:s/>satellite</text:p>
          </table:table-cell>
          <table:table-cell office:value-type="float" office:value="0.142857142857143">
            <text:p>0.1428571429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atellite</text:p>
          </table:table-cell>
          <table:table-cell office:value-type="float" office:value="-0.0924904078963549">
            <text:p>-0.0924904079</text:p>
          </table:table-cell>
          <table:table-cell/>
          <table:table-cell office:value-type="string">
            <text:p>Overlap</text:p>
          </table:table-cell>
          <table:table-cell office:value-type="string">
            <text:p><text:s/>satellite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cient</text:p>
          </table:table-cell>
          <table:table-cell office:value-type="float" office:value="0.95257934441568">
            <text:p>0.95257934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cient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ancient</text:p>
          </table:table-cell>
          <table:table-cell office:value-type="float" office:value="0.356674943938732">
            <text:p>0.3566749439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cient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actice</text:p>
          </table:table-cell>
          <table:table-cell office:value-type="float" office:value="0.492365963917331">
            <text:p>0.4923659639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actice</text:p>
          </table:table-cell>
          <table:table-cell office:value-type="float" office:value="0.363636363636364">
            <text:p>0.3636363636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actice</text:p>
          </table:table-cell>
          <table:table-cell office:value-type="float" office:value="0.659167373200866">
            <text:p>0.6591673732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actice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dited</text:p>
          </table:table-cell>
          <table:table-cell office:value-type="float" office:value="0.465378920995517">
            <text:p>0.465378921</text:p>
          </table:table-cell>
          <table:table-cell/>
          <table:table-cell office:value-type="string">
            <text:p>jaccard</text:p>
          </table:table-cell>
          <table:table-cell office:value-type="string">
            <text:p><text:s/>edited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edited</text:p>
          </table:table-cell>
          <table:table-cell office:value-type="float" office:value="0.394460761751944">
            <text:p>0.3944607618</text:p>
          </table:table-cell>
          <table:table-cell/>
          <table:table-cell office:value-type="string">
            <text:p>Overlap</text:p>
          </table:table-cell>
          <table:table-cell office:value-type="string">
            <text:p><text:s/>edited</text:p>
          </table:table-cell>
          <table:table-cell office:value-type="float" office:value="0.444444444444444">
            <text:p>0.444444444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vaded</text:p>
          </table:table-cell>
          <table:table-cell office:value-type="float" office:value="0.833333333333333">
            <text:p>0.8333333333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vade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vaded</text:p>
          </table:table-cell>
          <table:table-cell office:value-type="float" office:value="0.138629436111989">
            <text:p>0.13862943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vad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tagonist</text:p>
          </table:table-cell>
          <table:table-cell office:value-type="float" office:value="0.718381116519239">
            <text:p>0.7183811165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tagonist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antagonist</text:p>
          </table:table-cell>
          <table:table-cell office:value-type="float" office:value="0.375341797525151">
            <text:p>0.3753417975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tagonist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bat</text:p>
          </table:table-cell>
          <table:table-cell office:value-type="float" office:value="0.98780487804878">
            <text:p>0.987804878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bat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mba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bat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edominantly</text:p>
          </table:table-cell>
          <table:table-cell office:value-type="float" office:value="0.703736147442627">
            <text:p>0.703736147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edominantly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edominantly</text:p>
          </table:table-cell>
          <table:table-cell office:value-type="float" office:value="0.505919686071069">
            <text:p>0.50591968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edominantly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unded</text:p>
          </table:table-cell>
          <table:table-cell office:value-type="float" office:value="0.903978357455697">
            <text:p>0.9039783575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unded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founded</text:p>
          </table:table-cell>
          <table:table-cell office:value-type="float" office:value="0.255412811882995">
            <text:p>0.2554128119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und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longevity</text:p>
          </table:table-cell>
          <table:table-cell office:value-type="float" office:value="0.255155181539914">
            <text:p>0.2551551815</text:p>
          </table:table-cell>
          <table:table-cell/>
          <table:table-cell office:value-type="string">
            <text:p>jaccard</text:p>
          </table:table-cell>
          <table:table-cell office:value-type="string">
            <text:p><text:s/>longevity</text:p>
          </table:table-cell>
          <table:table-cell office:value-type="float" office:value="0.181818181818182">
            <text:p>0.1818181818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longevit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longevity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ettled</text:p>
          </table:table-cell>
          <table:table-cell office:value-type="float" office:value="0.314485451016575">
            <text:p>0.3144854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ettled</text:p>
          </table:table-cell>
          <table:table-cell office:value-type="float" office:value="0.181818181818182">
            <text:p>0.1818181818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ettled</text:p>
          </table:table-cell>
          <table:table-cell office:value-type="float" office:value="0.138629436111989">
            <text:p>0.13862943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settled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oduced</text:p>
          </table:table-cell>
          <table:table-cell office:value-type="float" office:value="0.910299127363512">
            <text:p>0.910299127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oduc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oduced</text:p>
          </table:table-cell>
          <table:table-cell office:value-type="float" office:value="-0.0471132142625533">
            <text:p>-0.0471132143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oduc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petitions</text:p>
          </table:table-cell>
          <table:table-cell office:value-type="float" office:value="0.753778361444409">
            <text:p>0.7537783614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petitions</text:p>
          </table:table-cell>
          <table:table-cell office:value-type="float" office:value="0.571428571428571">
            <text:p>0.571428571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mpetitions</text:p>
          </table:table-cell>
          <table:table-cell office:value-type="float" office:value="0.145551583016184">
            <text:p>0.145551583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petitions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otballer</text:p>
          </table:table-cell>
          <table:table-cell office:value-type="float" office:value="0.868599036215379">
            <text:p>0.8685990362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otballer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footballer</text:p>
          </table:table-cell>
          <table:table-cell office:value-type="float" office:value="0.0323821119067654">
            <text:p>0.0323821119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otballer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nceals</text:p>
          </table:table-cell>
          <table:table-cell office:value-type="float" office:value="0.993883734673619">
            <text:p>0.9938837347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nceal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nceals</text:p>
          </table:table-cell>
          <table:table-cell office:value-type="float" office:value="0.105360515657826">
            <text:p>0.10536051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nceals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xpress</text:p>
          </table:table-cell>
          <table:table-cell office:value-type="float" office:value="0.792593923901217">
            <text:p>0.7925939239</text:p>
          </table:table-cell>
          <table:table-cell/>
          <table:table-cell office:value-type="string">
            <text:p>jaccard</text:p>
          </table:table-cell>
          <table:table-cell office:value-type="string">
            <text:p><text:s/>express</text:p>
          </table:table-cell>
          <table:table-cell office:value-type="float" office:value="0.111111111111111">
            <text:p>0.1111111111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express</text:p>
          </table:table-cell>
          <table:table-cell office:value-type="float" office:value="0.391731051554796">
            <text:p>0.3917310516</text:p>
          </table:table-cell>
          <table:table-cell/>
          <table:table-cell office:value-type="string">
            <text:p>Overlap</text:p>
          </table:table-cell>
          <table:table-cell office:value-type="string">
            <text:p><text:s/>express</text:p>
          </table:table-cell>
          <table:table-cell office:value-type="float" office:value="0.4">
            <text:p>0.4</text:p>
          </table:table-cell>
        </table:table-row>
      </table:table>
      <table:table table:name="Sheet2" table:style-name="ta1" table:print="false">
        <table:shapes>
          <draw:frame draw:z-index="0" draw:style-name="gr1" svg:width="6.8528in" svg:height="4.115in" svg:x="6.1531in" svg:y="0.0524in">
            <draw:object draw:notify-on-update-of-ranges="Sheet2.A2:Sheet2.A25 Sheet2.B2:Sheet2.B25 Sheet2.D1:Sheet2.D1 Sheet2.D2:Sheet2.D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8752in" svg:height="4.0028in" svg:x="6.1748in" svg:y="4.5091in">
            <draw:object draw:notify-on-update-of-ranges="Sheet2.A1:Sheet2.A1 Sheet2.A2:Sheet2.A25 Sheet2.B1:Sheet2.B1 Sheet2.B2:Sheet2.B25 Sheet2.E1:Sheet2.E1 Sheet2.E2:Sheet2.E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6677in" svg:height="4.1382in" svg:x="13.3461in" svg:y="0.0811in">
            <draw:object draw:notify-on-update-of-ranges="Sheet2.A2:Sheet2.A25 Sheet2.C2:Sheet2.C25 Sheet2.D1:Sheet2.D1 Sheet2.D2:Sheet2.D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6.7555in" svg:height="4.0972in" svg:x="13.3571in" svg:y="4.4772in">
            <draw:object draw:notify-on-update-of-ranges="Sheet2.A2:Sheet2.A25 Sheet2.C2:Sheet2.C25 Sheet2.E1:Sheet2.E1 Sheet2.E2:Sheet2.E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8.6213in" svg:height="3.8882in" svg:x="1.4819in" svg:y="8.7283in">
            <draw:object draw:notify-on-update-of-ranges="Sheet2.A1:Sheet2.A1 Sheet2.B1:Sheet2.B1 Sheet2.D1:Sheet2.D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8.6102in" svg:height="3.822in" svg:x="1.4819in" svg:y="12.8874in">
            <draw:object draw:notify-on-update-of-ranges="Sheet2.A1:Sheet2.A1 Sheet2.B1:Sheet2.B1 Sheet2.E1:Sheet2.E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5335in" svg:height="3.8008in" svg:x="11.1732in" svg:y="8.8138in">
            <draw:object draw:notify-on-update-of-ranges="Sheet2.A1:Sheet2.A1 Sheet2.C1:Sheet2.C1 Sheet2.D1:Sheet2.D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8.6213in" svg:height="3.5823in" svg:x="11.1181in" svg:y="12.8146in">
            <draw:object draw:notify-on-update-of-ranges="Sheet2.A1:Sheet2.A1 Sheet2.C1:Sheet2.C1 Sheet2.E1:Sheet2.E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Context</text:p>
          </table:table-cell>
          <table:table-cell office:value-type="string">
            <text:p>No Context</text:p>
          </table:table-cell>
          <table:table-cell office:value-type="string">
            <text:p>Cosine</text:p>
          </table:table-cell>
          <table:table-cell office:value-type="string">
            <text:p>Overlap</text:p>
          </table:table-cell>
          <table:table-cell office:value-type="string">
            <text:p>Jaccard</text:p>
          </table:table-cell>
        </table:table-row>
        <table:table-row table:style-name="ro1">
          <table:table-cell office:value-type="string">
            <text:p><text:s/>intensified</text:p>
          </table:table-cell>
          <table:table-cell office:value-type="float" office:value="0.736451625318509">
            <text:p>0.7364516253</text:p>
          </table:table-cell>
          <table:table-cell office:value-type="float" office:value="0.939794000867204">
            <text:p>0.9397940009</text:p>
          </table:table-cell>
          <table:table-cell office:value-type="float" office:value="0.387298334620742">
            <text:p>0.3872983346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received</text:p>
          </table:table-cell>
          <table:table-cell office:value-type="float" office:value="0.698970004336019">
            <text:p>0.6989700043</text:p>
          </table:table-cell>
          <table:table-cell office:value-type="float" office:value="0.650514997831991">
            <text:p>0.6505149978</text:p>
          </table:table-cell>
          <table:table-cell office:value-type="float" office:value="0.857159391374919">
            <text:p>0.857159391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sovereign</text:p>
          </table:table-cell>
          <table:table-cell office:value-type="float" office:value="0.650514997831991">
            <text:p>0.6505149978</text:p>
          </table:table-cell>
          <table:table-cell office:value-type="float" office:value="0.40843137199002">
            <text:p>0.408431372</text:p>
          </table:table-cell>
          <table:table-cell office:value-type="float" office:value="0.15191090506255">
            <text:p>0.151910905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installment</text:p>
          </table:table-cell>
          <table:table-cell office:value-type="float" office:value="0.819382002601611">
            <text:p>0.8193820026</text:p>
          </table:table-cell>
          <table:table-cell office:value-type="float" office:value="0.616039627052916">
            <text:p>0.6160396271</text:p>
          </table:table-cell>
          <table:table-cell office:value-type="float" office:value="0.28347335475692">
            <text:p>0.2834733548</text:p>
          </table:table-cell>
          <table:table-cell office:value-type="float" office:value="0.2">
            <text:p>0.2</text:p>
          </table:table-cell>
          <table:table-cell office:value-type="float" office:value="0.0909090909090909">
            <text:p>0.0909090909</text:p>
          </table:table-cell>
        </table:table-row>
        <table:table-row table:style-name="ro1">
          <table:table-cell office:value-type="string">
            <text:p><text:s/>obligated</text:p>
          </table:table-cell>
          <table:table-cell office:value-type="float" office:value="0.141181741504608">
            <text:p>0.1411817415</text:p>
          </table:table-cell>
          <table:table-cell office:value-type="float" office:value="0.676245626185713">
            <text:p>0.6762456262</text:p>
          </table:table-cell>
          <table:table-cell office:value-type="float" office:value="0.42379344841321">
            <text:p>0.4237934484</text:p>
          </table:table-cell>
          <table:table-cell office:value-type="float" office:value="0.2">
            <text:p>0.2</text:p>
          </table:table-cell>
          <table:table-cell office:value-type="float" office:value="0.166666666666667">
            <text:p>0.1666666667</text:p>
          </table:table-cell>
        </table:table-row>
        <table:table-row table:style-name="ro1">
          <table:table-cell office:value-type="string">
            <text:p><text:s/>published</text:p>
          </table:table-cell>
          <table:table-cell office:value-type="float" office:value="0.409691001300806">
            <text:p>0.4096910013</text:p>
          </table:table-cell>
          <table:table-cell office:value-type="float" office:value="0.527619872831454">
            <text:p>0.5276198728</text:p>
          </table:table-cell>
          <table:table-cell office:value-type="float" office:value="0.950262193466398">
            <text:p>0.9502621935</text:p>
          </table:table-cell>
          <table:table-cell office:value-type="float" office:value="0.777777777777778">
            <text:p>0.7777777778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<text:s/>carcass</text:p>
          </table:table-cell>
          <table:table-cell office:value-type="float" office:value="0.638764005203223">
            <text:p>0.6387640052</text:p>
          </table:table-cell>
          <table:table-cell office:value-type="float" office:value="0.796657624451305">
            <text:p>0.7966576245</text:p>
          </table:table-cell>
          <table:table-cell office:value-type="float" office:value="0.693375245281537">
            <text:p>0.6933752453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satellite</text:p>
          </table:table-cell>
          <table:table-cell office:value-type="float" office:value="0.472903250637018">
            <text:p>0.4729032506</text:p>
          </table:table-cell>
          <table:table-cell office:value-type="float" office:value="0.40843137199002">
            <text:p>0.408431372</text:p>
          </table:table-cell>
          <table:table-cell office:value-type="float" office:value="0.898717034272917">
            <text:p>0.8987170343</text:p>
          </table:table-cell>
          <table:table-cell office:value-type="float" office:value="0.6">
            <text:p>0.6</text:p>
          </table:table-cell>
          <table:table-cell office:value-type="float" office:value="0.142857142857143">
            <text:p>0.1428571429</text:p>
          </table:table-cell>
        </table:table-row>
        <table:table-row table:style-name="ro1">
          <table:table-cell office:value-type="string">
            <text:p><text:s/>ancient</text:p>
          </table:table-cell>
          <table:table-cell office:value-type="float" office:value="0">
            <text:p>0</text:p>
          </table:table-cell>
          <table:table-cell office:value-type="float" office:value="0.348225372857224">
            <text:p>0.3482253729</text:p>
          </table:table-cell>
          <table:table-cell office:value-type="float" office:value="0.95257934441568">
            <text:p>0.9525793444</text:p>
          </table:table-cell>
          <table:table-cell office:value-type="float" office:value="0.7">
            <text:p>0.7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practice</text:p>
          </table:table-cell>
          <table:table-cell office:value-type="float" office:value="0.713727247168203">
            <text:p>0.7137272472</text:p>
          </table:table-cell>
          <table:table-cell office:value-type="float" office:value="0.939794000867204">
            <text:p>0.9397940009</text:p>
          </table:table-cell>
          <table:table-cell office:value-type="float" office:value="0.492365963917331">
            <text:p>0.4923659639</text:p>
          </table:table-cell>
          <table:table-cell office:value-type="float" office:value="0.4">
            <text:p>0.4</text:p>
          </table:table-cell>
          <table:table-cell office:value-type="float" office:value="0.363636363636364">
            <text:p>0.3636363636</text:p>
          </table:table-cell>
        </table:table-row>
        <table:table-row table:style-name="ro1">
          <table:table-cell office:value-type="string">
            <text:p><text:s/>edited</text:p>
          </table:table-cell>
          <table:table-cell office:value-type="float" office:value="0.676245626185713">
            <text:p>0.6762456262</text:p>
          </table:table-cell>
          <table:table-cell office:value-type="float" office:value="0.728306536607442">
            <text:p>0.7283065366</text:p>
          </table:table-cell>
          <table:table-cell office:value-type="float" office:value="0.465378920995517">
            <text:p>0.465378921</text:p>
          </table:table-cell>
          <table:table-cell office:value-type="float" office:value="0.444444444444444">
            <text:p>0.4444444444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<text:s/>invaded</text:p>
          </table:table-cell>
          <table:table-cell table:number-columns-repeated="2" office:value-type="float" office:value="0.698970004336019">
            <text:p>0.6989700043</text:p>
          </table:table-cell>
          <table:table-cell office:value-type="float" office:value="0.833333333333333">
            <text:p>0.833333333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antagonist</text:p>
          </table:table-cell>
          <table:table-cell office:value-type="float" office:value="0.616039627052916">
            <text:p>0.6160396271</text:p>
          </table:table-cell>
          <table:table-cell office:value-type="float" office:value="0.736451625318509">
            <text:p>0.7364516253</text:p>
          </table:table-cell>
          <table:table-cell office:value-type="float" office:value="0.718381116519239">
            <text:p>0.7183811165</text:p>
          </table:table-cell>
          <table:table-cell office:value-type="float" office:value="0.5">
            <text:p>0.5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<text:s/>combat</text:p>
          </table:table-cell>
          <table:table-cell table:number-columns-repeated="2" office:value-type="float" office:value="0.141181741504608">
            <text:p>0.1411817415</text:p>
          </table:table-cell>
          <table:table-cell office:value-type="float" office:value="0.98780487804878">
            <text:p>0.987804878</text:p>
          </table:table-cell>
          <table:table-cell office:value-type="float" office:value="0.9">
            <text:p>0.9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predominantly</text:p>
          </table:table-cell>
          <table:table-cell office:value-type="float" office:value="0.389972873353915">
            <text:p>0.3899728734</text:p>
          </table:table-cell>
          <table:table-cell office:value-type="float" office:value="0.590308998699194">
            <text:p>0.5903089987</text:p>
          </table:table-cell>
          <table:table-cell office:value-type="float" office:value="0.703736147442627">
            <text:p>0.7037361474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retired</text:p>
          </table:table-cell>
          <table:table-cell office:value-type="float" office:value="0.856863623584101">
            <text:p>0.8568636236</text:p>
          </table:table-cell>
          <table:table-cell office:value-type="float" office:value="0.759176003468815">
            <text:p>0.7591760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founded</text:p>
          </table:table-cell>
          <table:table-cell office:value-type="float" office:value="0.409691001300806">
            <text:p>0.4096910013</text:p>
          </table:table-cell>
          <table:table-cell office:value-type="float" office:value="0.616039627052916">
            <text:p>0.6160396271</text:p>
          </table:table-cell>
          <table:table-cell office:value-type="float" office:value="0.903978357455697">
            <text:p>0.9039783575</text:p>
          </table:table-cell>
          <table:table-cell office:value-type="float" office:value="0.7">
            <text:p>0.7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longevity</text:p>
          </table:table-cell>
          <table:table-cell office:value-type="float" office:value="0.819382002601611">
            <text:p>0.8193820026</text:p>
          </table:table-cell>
          <table:table-cell office:value-type="float" office:value="0.698970004336019">
            <text:p>0.6989700043</text:p>
          </table:table-cell>
          <table:table-cell office:value-type="float" office:value="0.255155181539914">
            <text:p>0.2551551815</text:p>
          </table:table-cell>
          <table:table-cell office:value-type="float" office:value="0.3">
            <text:p>0.3</text:p>
          </table:table-cell>
          <table:table-cell office:value-type="float" office:value="0.181818181818182">
            <text:p>0.1818181818</text:p>
          </table:table-cell>
        </table:table-row>
        <table:table-row table:style-name="ro1">
          <table:table-cell office:value-type="string">
            <text:p><text:s/>settled</text:p>
          </table:table-cell>
          <table:table-cell office:value-type="float" office:value="0.638764005203223">
            <text:p>0.6387640052</text:p>
          </table:table-cell>
          <table:table-cell office:value-type="float" office:value="0.879588001734407">
            <text:p>0.8795880017</text:p>
          </table:table-cell>
          <table:table-cell office:value-type="float" office:value="0.314485451016575">
            <text:p>0.314485451</text:p>
          </table:table-cell>
          <table:table-cell office:value-type="float" office:value="0.3">
            <text:p>0.3</text:p>
          </table:table-cell>
          <table:table-cell office:value-type="float" office:value="0.181818181818182">
            <text:p>0.1818181818</text:p>
          </table:table-cell>
        </table:table-row>
        <table:table-row table:style-name="ro1">
          <table:table-cell office:value-type="string">
            <text:p><text:s/>produced</text:p>
          </table:table-cell>
          <table:table-cell office:value-type="float" office:value="0.51835200693763">
            <text:p>0.5183520069</text:p>
          </table:table-cell>
          <table:table-cell office:value-type="float" office:value="0.389972873353915">
            <text:p>0.3899728734</text:p>
          </table:table-cell>
          <table:table-cell office:value-type="float" office:value="0.910299127363512">
            <text:p>0.9102991274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<text:s/>competitions</text:p>
          </table:table-cell>
          <table:table-cell office:value-type="float" office:value="0.590308998699194">
            <text:p>0.5903089987</text:p>
          </table:table-cell>
          <table:table-cell office:value-type="float" office:value="0.713727247168203">
            <text:p>0.7137272472</text:p>
          </table:table-cell>
          <table:table-cell office:value-type="float" office:value="0.753778361444409">
            <text:p>0.7537783614</text:p>
          </table:table-cell>
          <table:table-cell office:value-type="float" office:value="0.6">
            <text:p>0.6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<text:s/>footballer</text:p>
          </table:table-cell>
          <table:table-cell office:value-type="float" office:value="0.616039627052916">
            <text:p>0.6160396271</text:p>
          </table:table-cell>
          <table:table-cell office:value-type="float" office:value="0.590308998699194">
            <text:p>0.5903089987</text:p>
          </table:table-cell>
          <table:table-cell office:value-type="float" office:value="0.868599036215379">
            <text:p>0.8685990362</text:p>
          </table:table-cell>
          <table:table-cell office:value-type="float" office:value="0.6">
            <text:p>0.6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conceals</text:p>
          </table:table-cell>
          <table:table-cell office:value-type="float" office:value="0">
            <text:p>0</text:p>
          </table:table-cell>
          <table:table-cell office:value-type="float" office:value="0.141181741504608">
            <text:p>0.1411817415</text:p>
          </table:table-cell>
          <table:table-cell office:value-type="float" office:value="0.993883734673619">
            <text:p>0.993883734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express</text:p>
          </table:table-cell>
          <table:table-cell office:value-type="float" office:value="0.40843137199002">
            <text:p>0.408431372</text:p>
          </table:table-cell>
          <table:table-cell office:value-type="float" office:value="0.698970004336019">
            <text:p>0.6989700043</text:p>
          </table:table-cell>
          <table:table-cell office:value-type="float" office:value="0.792593923901217">
            <text:p>0.7925939239</text:p>
          </table:table-cell>
          <table:table-cell office:value-type="float" office:value="0.4">
            <text:p>0.4</text:p>
          </table:table-cell>
          <table:table-cell office:value-type="float" office:value="0.111111111111111">
            <text:p>0.1111111111</text:p>
          </table:table-cell>
        </table:table-row>
      </table:table>
      <table:database-ranges>
        <table:database-range table:target-range-address="Sheet1.A2:Sheet1.C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6/27/2012</text:date>, <text:time>17:5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7T17:56:35</dc:date>
    <dc:creator>Edward Pendergast</dc:creator>
    <meta:generator>LibreOffice/3.3$Unix LibreOffice_project/330m19$Build-401</meta:generator>
    <meta:printed-by>Edward Pendergast</meta:printed-by>
    <meta:print-date>2012-06-26T16:09:11</meta:print-date>
    <meta:editing-duration>PT10H6M39S</meta:editing-duration>
    <meta:editing-cycles>2</meta:editing-cycles>
    <meta:document-statistic meta:table-count="2" meta:cell-count="44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51cm"/>
    </style:style>
    <style:style style:name="ch8" style:family="chart" style:data-style-name="N0">
      <style:chart-properties chart:display-label="true" chart:logarithmic="false" chart:minimum="-0.1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01cm" svg:height="20.937cm" xlink:href=".." xlink:type="simple" chart:class="chart:bar" chart:style-name="ch1">
        <chart:title svg:x="10.448cm" svg:y="0.554cm" chart:style-name="ch2">
          <text:p>Similarity indices for HITs</text:p>
        </chart:title>
        <chart:legend chart:legend-position="end" svg:x="17.425cm" svg:y="18.746cm" chart:style-name="ch3"/>
        <chart:plot-area chart:style-name="ch4" table:cell-range-address="Sheet1.B2:Sheet1.C25 Sheet1.B1:Sheet1.C1 Sheet1.G1:Sheet1.G25 Sheet1.K1:Sheet1.K25 Sheet1.O1:Sheet1.O25" chart:data-source-has-labels="both" svg:x="1.216cm" svg:y="1.586cm" svg:width="24.231cm" svg:height="17.696cm">
          <chartooo:coordinate-region svg:x="2.049cm" svg:y="1.586cm" svg:width="23.398cm" svg:height="15.197cm"/>
          <chart:axis chart:dimension="x" chart:name="primary-x" chart:style-name="ch5">
            <chart:title svg:x="12.387cm" svg:y="19.7cm" chart:style-name="ch6">
              <text:p>Target Word</text:p>
            </chart:title>
            <chart:categories table:cell-range-address="Sheet1.B2:Sheet1.B25"/>
            <chart:grid chart:style-name="ch7" chart:class="major"/>
          </chart:axis>
          <chart:axis chart:dimension="y" chart:name="primary-y" chart:style-name="ch8">
            <chart:title svg:x="0.136cm" svg:y="11.431cm" chart:style-name="ch9">
              <text:p>Similarity 0-1</text:p>
            </chart:title>
            <chart:grid chart:style-name="ch10" chart:class="major"/>
          </chart:axis>
          <chart:series chart:style-name="ch11" chart:values-cell-range-address="Sheet1.C2:Sheet1.C25" chart:label-cell-address="Sheet1.C1:Sheet1.C1" chart:class="chart:bar">
            <chart:data-point chart:repeated="24"/>
          </chart:series>
          <chart:series chart:style-name="ch12" chart:values-cell-range-address="Sheet1.G2:Sheet1.G25" chart:label-cell-address="Sheet1.G1:Sheet1.G1" chart:class="chart:bar">
            <chart:data-point chart:repeated="24"/>
          </chart:series>
          <chart:series chart:style-name="ch13" chart:values-cell-range-address="Sheet1.K2:Sheet1.K25" chart:label-cell-address="Sheet1.K1:Sheet1.K1" chart:class="chart:bar">
            <chart:data-point chart:repeated="24"/>
          </chart:series>
          <chart:series chart:style-name="ch14" chart:values-cell-range-address="Sheet1.O2:Sheet1.O25" chart:label-cell-address="Sheet1.O1:Sheet1.O1" chart:class="chart:bar"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 similarity</text:p>
                <draw:g>
                  <svg:desc>Sheet1.C1:Sheet1.C1</svg:desc>
                </draw:g>
              </table:table-cell>
              <table:table-cell office:value-type="string">
                <text:p>Jaccard Similarity</text:p>
                <draw:g>
                  <svg:desc>Sheet1.G1:Sheet1.G1</svg:desc>
                </draw:g>
              </table:table-cell>
              <table:table-cell office:value-type="string">
                <text:p>K-L similarity</text:p>
                <draw:g>
                  <svg:desc>Sheet1.K1:Sheet1.K1</svg:desc>
                </draw:g>
              </table:table-cell>
              <table:table-cell office:value-type="string">
                <text:p>Overlap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1.B2:Sheet1.B25</svg:desc>
                </draw:g>
              </table:table-cell>
              <table:table-cell office:value-type="float" office:value="0.387298334620742">
                <text:p>0.387298334620742</text:p>
                <draw:g>
                  <svg:desc>Sheet1.C2:Sheet1.C25</svg:desc>
                </draw:g>
              </table:table-cell>
              <table:table-cell office:value-type="float" office:value="0.25">
                <text:p>0.25</text:p>
                <draw:g>
                  <svg:desc>Sheet1.G2:Sheet1.G25</svg:desc>
                </draw:g>
              </table:table-cell>
              <table:table-cell office:value-type="float" office:value="0.468213122712422">
                <text:p>0.468213122712422</text:p>
                <draw:g>
                  <svg:desc>Sheet1.K2:Sheet1.K25</svg:desc>
                </draw:g>
              </table:table-cell>
              <table:table-cell office:value-type="float" office:value="0.3">
                <text:p>0.3</text:p>
                <draw:g>
                  <svg:desc>Sheet1.O2:Sheet1.O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857159391374919">
                <text:p>0.857159391374919</text:p>
              </table:table-cell>
              <table:table-cell office:value-type="float" office:value="0.5">
                <text:p>0.5</text:p>
              </table:table-cell>
              <table:table-cell office:value-type="float" office:value="-0.0892574205256839">
                <text:p>-0.08925742052568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15191090506255">
                <text:p>0.15191090506255</text:p>
              </table:table-cell>
              <table:table-cell office:value-type="float" office:value="0.25">
                <text:p>0.25</text:p>
              </table:table-cell>
              <table:table-cell office:value-type="float" office:value="0.80471895621705">
                <text:p>0.804718956217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28347335475692">
                <text:p>0.2834733547569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-0.0810930216216329">
                <text:p>-0.08109302162163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42379344841321">
                <text:p>0.423793448413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.35366965709865">
                <text:p>1.3536696570986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950262193466398">
                <text:p>0.950262193466398</text:p>
              </table:table-cell>
              <table:table-cell office:value-type="float" office:value="0.4">
                <text:p>0.4</text:p>
              </table:table-cell>
              <table:table-cell office:value-type="float" office:value="0.131820140545774">
                <text:p>0.13182014054577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93375245281537">
                <text:p>0.6933752452815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3702265092701">
                <text:p>0.2537022650927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898717034272917">
                <text:p>0.89871703427291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-0.0924904078963549">
                <text:p>-0.09249040789635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95257934441568">
                <text:p>0.9525793444156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56674943938732">
                <text:p>0.35667494393873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492365963917331">
                <text:p>0.49236596391733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659167373200866">
                <text:p>0.65916737320086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465378920995517">
                <text:p>0.465378920995517</text:p>
              </table:table-cell>
              <table:table-cell office:value-type="float" office:value="0.375">
                <text:p>0.375</text:p>
              </table:table-cell>
              <table:table-cell office:value-type="float" office:value="0.394460761751944">
                <text:p>0.394460761751944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138629436111989">
                <text:p>0.1386294361119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18381116519239">
                <text:p>0.718381116519239</text:p>
              </table:table-cell>
              <table:table-cell office:value-type="float" office:value="0.375">
                <text:p>0.375</text:p>
              </table:table-cell>
              <table:table-cell office:value-type="float" office:value="0.375341797525151">
                <text:p>0.3753417975251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98780487804878">
                <text:p>0.987804878048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703736147442627">
                <text:p>0.70373614744262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05919686071069">
                <text:p>0.5059196860710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903978357455697">
                <text:p>0.90397835745569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55412811882995">
                <text:p>0.2554128118829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255155181539914">
                <text:p>0.25515518153991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314485451016575">
                <text:p>0.3144854510165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138629436111989">
                <text:p>0.13862943611198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10299127363512">
                <text:p>0.910299127363512</text:p>
              </table:table-cell>
              <table:table-cell office:value-type="float" office:value="0.4">
                <text:p>0.4</text:p>
              </table:table-cell>
              <table:table-cell office:value-type="float" office:value="-0.0471132142625533">
                <text:p>-0.04711321426255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53778361444409">
                <text:p>0.75377836144440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145551583016184">
                <text:p>0.1455515830161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868599036215379">
                <text:p>0.868599036215379</text:p>
              </table:table-cell>
              <table:table-cell office:value-type="float" office:value="0.25">
                <text:p>0.25</text:p>
              </table:table-cell>
              <table:table-cell office:value-type="float" office:value="0.0323821119067654">
                <text:p>0.03238211190676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993883734673619">
                <text:p>0.993883734673619</text:p>
              </table:table-cell>
              <table:table-cell office:value-type="float" office:value="0.5">
                <text:p>0.5</text:p>
              </table:table-cell>
              <table:table-cell office:value-type="float" office:value="0.105360515657826">
                <text:p>0.1053605156578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792593923901217">
                <text:p>0.79259392390121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91731051554796">
                <text:p>0.391731051554796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1cm" svg:height="10.623cm" xlink:href=".." xlink:type="simple" chart:class="chart:scatter" chart:style-name="ch1">
        <chart:title svg:x="3.144cm" svg:y="0.348cm" chart:style-name="ch2">
          <text:p>Context Entropy vs Cosine Similarity</text:p>
        </chart:title>
        <chart:subtitle svg:x="5.274cm" svg:y="1.339cm" chart:style-name="ch3">
          <text:p>Outlier removed</text:p>
        </chart:subtitle>
        <chart:plot-area chart:style-name="ch4" table:cell-range-address="Sheet2.A2:Sheet2.B5 Sheet2.A7:Sheet2.B25 Sheet2.D1:Sheet2.D5 Sheet2.D7:Sheet2.D25" chart:data-source-has-labels="both" svg:x="1.279cm" svg:y="2.446cm" svg:width="11.626cm" svg:height="6.984cm">
          <chartooo:coordinate-region svg:x="2.006cm" svg:y="2.645cm" svg:width="10.805cm" svg:height="6.138cm"/>
          <chart:axis chart:dimension="x" chart:name="primary-x" chart:style-name="ch5">
            <chart:title svg:x="6.492cm" svg:y="9.642cm" chart:style-name="ch6">
              <text:p>Entropy</text:p>
            </chart:title>
            <chart:categories table:cell-range-address="Sheet2.A2:Sheet2.A5 Sheet2.A7:Sheet2.A25"/>
          </chart:axis>
          <chart:axis chart:dimension="y" chart:name="primary-y" chart:style-name="ch5">
            <chart:title svg:x="0.451cm" svg:y="7.133cm" chart:style-name="ch7">
              <text:p>Cosin Similarity</text:p>
            </chart:title>
            <chart:grid chart:style-name="ch8" chart:class="major"/>
          </chart:axis>
          <chart:series chart:style-name="ch9" chart:values-cell-range-address="Sheet2.D2:Sheet2.D5 Sheet2.D7:Sheet2.D25" chart:label-cell-address="Sheet2.D1:Sheet2.D1" chart:class="chart:scatter">
            <chart:domain table:cell-range-address="Sheet2.B2:Sheet2.B5 Sheet2.B7:Sheet2.B25"/>
            <chart:regression-curve chart:style-name="ch10">
              <chart:equation chart:display-equation="false" chart:display-r-square="true"/>
            </chart:regression-curve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sin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5 Sheet2.A7:Sheet2.A25</svg:desc>
                </draw:g>
              </table:table-cell>
              <table:table-cell office:value-type="float" office:value="0.736451625318509">
                <text:p>0.736451625318509</text:p>
                <draw:g>
                  <svg:desc>Sheet2.B2:Sheet2.B5 Sheet2.B7:Sheet2.B25</svg:desc>
                </draw:g>
              </table:table-cell>
              <table:table-cell office:value-type="float" office:value="0.387298334620742">
                <text:p>0.387298334620742</text:p>
                <draw:g>
                  <svg:desc>Sheet2.D2:Sheet2.D5 Sheet2.D7:Sheet2.D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857159391374919">
                <text:p>0.857159391374919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15191090506255">
                <text:p>0.15191090506255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28347335475692">
                <text:p>0.2834733547569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950262193466398">
                <text:p>0.95026219346639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693375245281537">
                <text:p>0.69337524528153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72903250637018">
                <text:p>0.472903250637018</text:p>
              </table:table-cell>
              <table:table-cell office:value-type="float" office:value="0.898717034272917">
                <text:p>0.898717034272917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">
                <text:p>0</text:p>
              </table:table-cell>
              <table:table-cell office:value-type="float" office:value="0.95257934441568">
                <text:p>0.95257934441568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492365963917331">
                <text:p>0.492365963917331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465378920995517">
                <text:p>0.465378920995517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718381116519239">
                <text:p>0.718381116519239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8780487804878">
                <text:p>0.98780487804878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703736147442627">
                <text:p>0.703736147442627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856863623584101">
                <text:p>0.85686362358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903978357455697">
                <text:p>0.90397835745569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255155181539914">
                <text:p>0.255155181539914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314485451016575">
                <text:p>0.314485451016575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51835200693763">
                <text:p>0.51835200693763</text:p>
              </table:table-cell>
              <table:table-cell office:value-type="float" office:value="0.910299127363512">
                <text:p>0.910299127363512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753778361444409">
                <text:p>0.753778361444409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868599036215379">
                <text:p>0.868599036215379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">
                <text:p>0</text:p>
              </table:table-cell>
              <table:table-cell office:value-type="float" office:value="0.993883734673619">
                <text:p>0.99388373467361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792593923901217">
                <text:p>0.79259392390121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9cm" svg:height="10.48cm" xlink:href=".." xlink:type="simple" chart:class="chart:scatter" chart:style-name="ch1">
        <chart:title svg:x="2.813cm" svg:y="0.345cm" chart:style-name="ch2">
          <text:p>No Context Entropy vs Cosine Similarity</text:p>
        </chart:title>
        <chart:subtitle svg:x="5.273cm" svg:y="1.333cm" chart:style-name="ch3">
          <text:p>Outlier removed</text:p>
        </chart:subtitle>
        <chart:plot-area chart:style-name="ch4" table:cell-range-address="Sheet2.A2:Sheet2.A3 Sheet2.A5:Sheet2.A25 Sheet2.C2:Sheet2.D3 Sheet2.C5:Sheet2.D25 Sheet2.D1:Sheet2.D1" chart:data-source-has-labels="both" svg:x="1.279cm" svg:y="2.434cm" svg:width="11.624cm" svg:height="6.856cm">
          <chartooo:coordinate-region svg:x="2.006cm" svg:y="2.633cm" svg:width="10.803cm" svg:height="6.01cm"/>
          <chart:axis chart:dimension="x" chart:name="primary-x" chart:style-name="ch5">
            <chart:title svg:x="6.491cm" svg:y="9.499cm" chart:style-name="ch6">
              <text:p>Entropy</text:p>
            </chart:title>
            <chart:categories table:cell-range-address="Sheet2.A2:Sheet2.A3 Sheet2.A5:Sheet2.A25"/>
          </chart:axis>
          <chart:axis chart:dimension="y" chart:name="primary-y" chart:style-name="ch7">
            <chart:title svg:x="0.451cm" svg:y="7.15cm" chart:style-name="ch8">
              <text:p>Cosine Similarity</text:p>
            </chart:title>
            <chart:grid chart:style-name="ch9" chart:class="major"/>
          </chart:axis>
          <chart:series chart:style-name="ch10" chart:values-cell-range-address="Sheet2.D2:Sheet2.D3 Sheet2.D5:Sheet2.D25" chart:label-cell-address="Sheet2.D1:Sheet2.D1" chart:class="chart:scatter">
            <chart:domain table:cell-range-address="Sheet2.C2:Sheet2.C3 Sheet2.C5:Sheet2.C25"/>
            <chart:regression-curve chart:style-name="ch11">
              <chart:equation chart:display-equation="false" chart:display-r-square="true"/>
            </chart:regression-curve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Cosin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3 Sheet2.A5:Sheet2.A25</svg:desc>
                </draw:g>
              </table:table-cell>
              <table:table-cell office:value-type="float" office:value="0.939794000867204">
                <text:p>0.939794000867204</text:p>
                <draw:g>
                  <svg:desc>Sheet2.C2:Sheet2.C3 Sheet2.C5:Sheet2.C25</svg:desc>
                </draw:g>
              </table:table-cell>
              <table:table-cell office:value-type="float" office:value="0.387298334620742">
                <text:p>0.387298334620742</text:p>
                <draw:g>
                  <svg:desc>Sheet2.D2:Sheet2.D3 Sheet2.D5:Sheet2.D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857159391374919">
                <text:p>0.857159391374919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28347335475692">
                <text:p>0.2834733547569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42379344841321">
                <text:p>0.42379344841321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527619872831454">
                <text:p>0.527619872831454</text:p>
              </table:table-cell>
              <table:table-cell office:value-type="float" office:value="0.950262193466398">
                <text:p>0.95026219346639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796657624451305">
                <text:p>0.796657624451305</text:p>
              </table:table-cell>
              <table:table-cell office:value-type="float" office:value="0.693375245281537">
                <text:p>0.69337524528153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898717034272917">
                <text:p>0.898717034272917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348225372857224">
                <text:p>0.348225372857224</text:p>
              </table:table-cell>
              <table:table-cell office:value-type="float" office:value="0.95257934441568">
                <text:p>0.95257934441568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39794000867204">
                <text:p>0.939794000867204</text:p>
              </table:table-cell>
              <table:table-cell office:value-type="float" office:value="0.492365963917331">
                <text:p>0.492365963917331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728306536607442">
                <text:p>0.728306536607442</text:p>
              </table:table-cell>
              <table:table-cell office:value-type="float" office:value="0.465378920995517">
                <text:p>0.465378920995517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36451625318509">
                <text:p>0.736451625318509</text:p>
              </table:table-cell>
              <table:table-cell office:value-type="float" office:value="0.718381116519239">
                <text:p>0.718381116519239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8780487804878">
                <text:p>0.98780487804878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703736147442627">
                <text:p>0.703736147442627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759176003468815">
                <text:p>0.75917600346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903978357455697">
                <text:p>0.90397835745569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255155181539914">
                <text:p>0.255155181539914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879588001734407">
                <text:p>0.879588001734407</text:p>
              </table:table-cell>
              <table:table-cell office:value-type="float" office:value="0.314485451016575">
                <text:p>0.314485451016575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910299127363512">
                <text:p>0.910299127363512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753778361444409">
                <text:p>0.753778361444409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868599036215379">
                <text:p>0.868599036215379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93883734673619">
                <text:p>0.99388373467361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92593923901217">
                <text:p>0.79259392390121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4cm" svg:height="10.449cm" xlink:href=".." xlink:type="simple" chart:class="chart:scatter" chart:style-name="ch1">
        <chart:title svg:x="4.044cm" svg:y="0.344cm" chart:style-name="ch2">
          <text:p>Context Entropy vs Overlap</text:p>
        </chart:title>
        <chart:subtitle svg:x="5.274cm" svg:y="1.331cm" chart:style-name="ch3">
          <text:p>Outlier removed</text:p>
        </chart:subtitle>
        <chart:plot-area chart:style-name="ch4" table:cell-range-address="Sheet2.A2:Sheet2.B5 Sheet2.A7:Sheet2.B25 Sheet2.E1:Sheet2.E5 Sheet2.E7:Sheet2.E25" chart:data-source-has-labels="both" svg:x="1.279cm" svg:y="2.43cm" svg:width="11.625cm" svg:height="6.83cm">
          <chartooo:coordinate-region svg:x="2.006cm" svg:y="2.629cm" svg:width="10.804cm" svg:height="5.984cm"/>
          <chart:axis chart:dimension="x" chart:name="primary-x" chart:style-name="ch5">
            <chart:title svg:x="6.491cm" svg:y="9.468cm" chart:style-name="ch6">
              <text:p>Entropy</text:p>
            </chart:title>
            <chart:categories table:cell-range-address="Sheet2.A2:Sheet2.A5 Sheet2.A7:Sheet2.A25"/>
          </chart:axis>
          <chart:axis chart:dimension="y" chart:name="primary-y" chart:style-name="ch7">
            <chart:title svg:x="0.451cm" svg:y="6.458cm" chart:style-name="ch8">
              <text:p>Overlap</text:p>
            </chart:title>
            <chart:grid chart:style-name="ch9" chart:class="major"/>
          </chart:axis>
          <chart:series chart:style-name="ch10" chart:values-cell-range-address="Sheet2.E2:Sheet2.E5 Sheet2.E7:Sheet2.E25" chart:label-cell-address="Sheet2.E1:Sheet2.E1" chart:class="chart:scatter">
            <chart:domain table:cell-range-address="Sheet2.B2:Sheet2.B5 Sheet2.B7:Sheet2.B25"/>
            <chart:regression-curve chart:style-name="ch11">
              <chart:equation chart:display-equation="false" chart:display-r-square="true"/>
            </chart:regression-curve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Overlap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5 Sheet2.A7:Sheet2.A25</svg:desc>
                </draw:g>
              </table:table-cell>
              <table:table-cell office:value-type="float" office:value="0.736451625318509">
                <text:p>0.736451625318509</text:p>
                <draw:g>
                  <svg:desc>Sheet2.B2:Sheet2.B5 Sheet2.B7:Sheet2.B25</svg:desc>
                </draw:g>
              </table:table-cell>
              <table:table-cell office:value-type="float" office:value="0.3">
                <text:p>0.3</text:p>
                <draw:g>
                  <svg:desc>Sheet2.E2:Sheet2.E5 Sheet2.E7:Sheet2.E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72903250637018">
                <text:p>0.47290325063701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856863623584101">
                <text:p>0.85686362358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51835200693763">
                <text:p>0.518352006937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7cm" svg:height="10.275cm" xlink:href=".." xlink:type="simple" chart:class="chart:scatter" chart:style-name="ch1">
        <chart:title svg:x="3.751cm" svg:y="0.341cm" chart:style-name="ch2">
          <text:p>No Context Entropy vs Overlap</text:p>
        </chart:title>
        <chart:subtitle svg:x="5.312cm" svg:y="1.325cm" chart:style-name="ch3">
          <text:p>Outlier removed</text:p>
        </chart:subtitle>
        <chart:plot-area chart:style-name="ch4" table:cell-range-address="Sheet2.A2:Sheet2.A3 Sheet2.A5:Sheet2.A25 Sheet2.C2:Sheet2.C3 Sheet2.C5:Sheet2.C25 Sheet2.E1:Sheet2.E3 Sheet2.E5:Sheet2.E25" chart:data-source-has-labels="both" svg:x="1.281cm" svg:y="2.418cm" svg:width="11.696cm" svg:height="6.671cm">
          <chartooo:coordinate-region svg:x="2.008cm" svg:y="2.617cm" svg:width="10.876cm" svg:height="5.825cm"/>
          <chart:axis chart:dimension="x" chart:name="primary-x" chart:style-name="ch5">
            <chart:title svg:x="6.529cm" svg:y="9.294cm" chart:style-name="ch6">
              <text:p>Entropy</text:p>
            </chart:title>
            <chart:categories table:cell-range-address="Sheet2.A2:Sheet2.A3 Sheet2.A5:Sheet2.A25"/>
          </chart:axis>
          <chart:axis chart:dimension="y" chart:name="primary-y" chart:style-name="ch5">
            <chart:title svg:x="0.451cm" svg:y="6.366cm" chart:style-name="ch7">
              <text:p>Overlap</text:p>
            </chart:title>
            <chart:grid chart:style-name="ch8" chart:class="major"/>
          </chart:axis>
          <chart:series chart:style-name="ch9" chart:values-cell-range-address="Sheet2.E2:Sheet2.E3 Sheet2.E5:Sheet2.E25" chart:label-cell-address="Sheet2.E1:Sheet2.E1" chart:class="chart:scatter">
            <chart:domain table:cell-range-address="Sheet2.C2:Sheet2.C3 Sheet2.C5:Sheet2.C25"/>
            <chart:regression-curve chart:style-name="ch10">
              <chart:equation chart:display-equation="false" chart:display-r-square="true"/>
            </chart:regression-curve>
            <chart:data-point chart:repeated="2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Overlap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3 Sheet2.A5:Sheet2.A25</svg:desc>
                </draw:g>
              </table:table-cell>
              <table:table-cell office:value-type="float" office:value="0.939794000867204">
                <text:p>0.939794000867204</text:p>
                <draw:g>
                  <svg:desc>Sheet2.C2:Sheet2.C3 Sheet2.C5:Sheet2.C25</svg:desc>
                </draw:g>
              </table:table-cell>
              <table:table-cell office:value-type="float" office:value="0.3">
                <text:p>0.3</text:p>
                <draw:g>
                  <svg:desc>Sheet2.E2:Sheet2.E3 Sheet2.E5:Sheet2.E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527619872831454">
                <text:p>0.52761987283145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796657624451305">
                <text:p>0.7966576244513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348225372857224">
                <text:p>0.34822537285722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39794000867204">
                <text:p>0.9397940008672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728306536607442">
                <text:p>0.72830653660744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36451625318509">
                <text:p>0.7364516253185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759176003468815">
                <text:p>0.75917600346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879588001734407">
                <text:p>0.87958800173440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07cm" svg:height="10.453cm" xlink:href=".." xlink:type="simple" chart:class="chart:scatter" chart:style-name="ch1">
        <chart:title svg:x="5.074cm" svg:y="0.345cm" chart:style-name="ch2">
          <text:p>Context Entropy Vs Cosine Similarity</text:p>
        </chart:title>
        <chart:legend chart:legend-position="end" svg:x="12.497cm" svg:y="4.507cm" chart:style-name="ch3"/>
        <chart:plot-area chart:style-name="ch4" table:cell-range-address="Sheet2.A1:Sheet2.B25 Sheet2.D1:Sheet2.D25" chart:data-source-has-labels="both" svg:x="1.359cm" svg:y="1.751cm" svg:width="10.442cm" svg:height="7.512cm">
          <chartooo:coordinate-region svg:x="2.086cm" svg:y="1.95cm" svg:width="9.621cm" svg:height="6.666cm"/>
          <chart:axis chart:dimension="x" chart:name="primary-x" chart:style-name="ch5">
            <chart:title svg:x="5.98cm" svg:y="9.472cm" chart:style-name="ch6">
              <text:p>Entropy</text:p>
            </chart:title>
            <chart:categories table:cell-range-address="Sheet2.A2:Sheet2.A25"/>
          </chart:axis>
          <chart:axis chart:dimension="y" chart:name="primary-y" chart:style-name="ch5">
            <chart:title svg:x="0.451cm" svg:y="6.795cm" chart:style-name="ch7">
              <text:p>Cosine Similarity</text:p>
            </chart:title>
            <chart:grid chart:style-name="ch8" chart:class="major"/>
          </chart:axis>
          <chart:series chart:style-name="ch9" chart:values-cell-range-address="Sheet2.D2:Sheet2.D25" chart:label-cell-address="Sheet2.D1:Sheet2.D1" chart:class="chart:scatter">
            <chart:domain table:cell-range-address="Sheet2.B2:Sheet2.B25"/>
            <chart:regression-curve chart:style-name="ch10">
              <chart:equation chart:display-r-square="true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sin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25</svg:desc>
                </draw:g>
              </table:table-cell>
              <table:table-cell office:value-type="float" office:value="0.736451625318509">
                <text:p>0.736451625318509</text:p>
                <draw:g>
                  <svg:desc>Sheet2.B2:Sheet2.B25</svg:desc>
                </draw:g>
              </table:table-cell>
              <table:table-cell office:value-type="float" office:value="0.387298334620742">
                <text:p>0.387298334620742</text:p>
                <draw:g>
                  <svg:desc>Sheet2.D2:Sheet2.D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857159391374919">
                <text:p>0.857159391374919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15191090506255">
                <text:p>0.15191090506255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28347335475692">
                <text:p>0.2834733547569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42379344841321">
                <text:p>0.42379344841321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950262193466398">
                <text:p>0.95026219346639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693375245281537">
                <text:p>0.69337524528153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72903250637018">
                <text:p>0.472903250637018</text:p>
              </table:table-cell>
              <table:table-cell office:value-type="float" office:value="0.898717034272917">
                <text:p>0.898717034272917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">
                <text:p>0</text:p>
              </table:table-cell>
              <table:table-cell office:value-type="float" office:value="0.95257934441568">
                <text:p>0.95257934441568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492365963917331">
                <text:p>0.492365963917331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465378920995517">
                <text:p>0.465378920995517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718381116519239">
                <text:p>0.718381116519239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8780487804878">
                <text:p>0.98780487804878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703736147442627">
                <text:p>0.703736147442627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856863623584101">
                <text:p>0.85686362358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903978357455697">
                <text:p>0.90397835745569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255155181539914">
                <text:p>0.255155181539914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314485451016575">
                <text:p>0.314485451016575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51835200693763">
                <text:p>0.51835200693763</text:p>
              </table:table-cell>
              <table:table-cell office:value-type="float" office:value="0.910299127363512">
                <text:p>0.910299127363512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753778361444409">
                <text:p>0.753778361444409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868599036215379">
                <text:p>0.868599036215379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">
                <text:p>0</text:p>
              </table:table-cell>
              <table:table-cell office:value-type="float" office:value="0.993883734673619">
                <text:p>0.99388373467361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792593923901217">
                <text:p>0.7925939239012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64cm" svg:height="10.168cm" xlink:href=".." xlink:type="simple" chart:class="chart:scatter" chart:style-name="ch1">
        <chart:title svg:x="5.99cm" svg:y="0.339cm" chart:style-name="ch2">
          <text:p>Context Entropy vs. Overlap</text:p>
        </chart:title>
        <chart:legend chart:legend-position="end" svg:x="12.184cm" svg:y="4.564cm" chart:style-name="ch3"/>
        <chart:plot-area chart:style-name="ch4" table:cell-range-address="Sheet2.A1:Sheet2.B25 Sheet2.E1:Sheet2.E25" chart:data-source-has-labels="both" svg:x="1.36cm" svg:y="1.727cm" svg:width="10.126cm" svg:height="7.257cm">
          <chartooo:coordinate-region svg:x="2.087cm" svg:y="1.926cm" svg:width="9.305cm" svg:height="6.411cm"/>
          <chart:axis chart:dimension="x" chart:name="primary-x" chart:style-name="ch5">
            <chart:title svg:x="5.823cm" svg:y="9.187cm" chart:style-name="ch6">
              <text:p>Entropy</text:p>
            </chart:title>
            <chart:categories table:cell-range-address="Sheet2.A2:Sheet2.A25"/>
          </chart:axis>
          <chart:axis chart:dimension="y" chart:name="primary-y" chart:style-name="ch7">
            <chart:title svg:x="0.451cm" svg:y="5.968cm" chart:style-name="ch8">
              <text:p>Overlap</text:p>
            </chart:title>
            <chart:grid chart:style-name="ch9" chart:class="major"/>
          </chart:axis>
          <chart:series chart:style-name="ch10" chart:values-cell-range-address="Sheet2.E2:Sheet2.E25" chart:label-cell-address="Sheet2.E1:Sheet2.E1" chart:class="chart:scatter">
            <chart:domain table:cell-range-address="Sheet2.B2:Sheet2.B25"/>
            <chart:regression-curve chart:style-name="ch11">
              <chart:equation chart:display-equation="false" chart:display-r-square="true"/>
            </chart:regression-curve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verlap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25</svg:desc>
                </draw:g>
              </table:table-cell>
              <table:table-cell office:value-type="float" office:value="0.736451625318509">
                <text:p>0.736451625318509</text:p>
                <draw:g>
                  <svg:desc>Sheet2.B2:Sheet2.B25</svg:desc>
                </draw:g>
              </table:table-cell>
              <table:table-cell office:value-type="float" office:value="0.3">
                <text:p>0.3</text:p>
                <draw:g>
                  <svg:desc>Sheet2.E2:Sheet2.E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72903250637018">
                <text:p>0.47290325063701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856863623584101">
                <text:p>0.85686362358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51835200693763">
                <text:p>0.518352006937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37cm" svg:height="10.512cm" xlink:href=".." xlink:type="simple" chart:class="chart:scatter" chart:style-name="ch1">
        <chart:title svg:x="4.442cm" svg:y="0.346cm" chart:style-name="ch2">
          <text:p>No Context Entropy vs Consine Similarity</text:p>
        </chart:title>
        <chart:legend chart:legend-position="end" svg:x="11.736cm" svg:y="4.736cm" chart:style-name="ch3"/>
        <chart:plot-area chart:style-name="ch4" table:cell-range-address="Sheet2.A1:Sheet2.A25 Sheet2.C1:Sheet2.D25" chart:data-source-has-labels="both" svg:x="1.349cm" svg:y="1.755cm" svg:width="9.711cm" svg:height="7.566cm">
          <chartooo:coordinate-region svg:x="2.076cm" svg:y="1.954cm" svg:width="8.89cm" svg:height="6.72cm"/>
          <chart:axis chart:dimension="x" chart:name="primary-x" chart:style-name="ch5">
            <chart:title svg:x="5.604cm" svg:y="9.531cm" chart:style-name="ch6">
              <text:p>Entropy</text:p>
            </chart:title>
            <chart:categories table:cell-range-address="Sheet2.A2:Sheet2.A25"/>
          </chart:axis>
          <chart:axis chart:dimension="y" chart:name="primary-y" chart:style-name="ch7">
            <chart:title svg:x="0.451cm" svg:y="6.826cm" chart:style-name="ch8">
              <text:p>Cosine Similarity</text:p>
            </chart:title>
            <chart:grid chart:style-name="ch9" chart:class="major"/>
          </chart:axis>
          <chart:series chart:style-name="ch10" chart:values-cell-range-address="Sheet2.D2:Sheet2.D25" chart:label-cell-address="Sheet2.D1:Sheet2.D1" chart:class="chart:scatter">
            <chart:domain table:cell-range-address="Sheet2.C2:Sheet2.C25"/>
            <chart:regression-curve chart:style-name="ch11">
              <chart:equation chart:display-equation="false" chart:display-r-square="true"/>
            </chart:regression-curve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sin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25</svg:desc>
                </draw:g>
              </table:table-cell>
              <table:table-cell office:value-type="float" office:value="0.939794000867204">
                <text:p>0.939794000867204</text:p>
                <draw:g>
                  <svg:desc>Sheet2.C2:Sheet2.C25</svg:desc>
                </draw:g>
              </table:table-cell>
              <table:table-cell office:value-type="float" office:value="0.387298334620742">
                <text:p>0.387298334620742</text:p>
                <draw:g>
                  <svg:desc>Sheet2.D2:Sheet2.D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857159391374919">
                <text:p>0.857159391374919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15191090506255">
                <text:p>0.15191090506255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28347335475692">
                <text:p>0.2834733547569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42379344841321">
                <text:p>0.42379344841321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527619872831454">
                <text:p>0.527619872831454</text:p>
              </table:table-cell>
              <table:table-cell office:value-type="float" office:value="0.950262193466398">
                <text:p>0.95026219346639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796657624451305">
                <text:p>0.796657624451305</text:p>
              </table:table-cell>
              <table:table-cell office:value-type="float" office:value="0.693375245281537">
                <text:p>0.69337524528153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898717034272917">
                <text:p>0.898717034272917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348225372857224">
                <text:p>0.348225372857224</text:p>
              </table:table-cell>
              <table:table-cell office:value-type="float" office:value="0.95257934441568">
                <text:p>0.95257934441568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39794000867204">
                <text:p>0.939794000867204</text:p>
              </table:table-cell>
              <table:table-cell office:value-type="float" office:value="0.492365963917331">
                <text:p>0.492365963917331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728306536607442">
                <text:p>0.728306536607442</text:p>
              </table:table-cell>
              <table:table-cell office:value-type="float" office:value="0.465378920995517">
                <text:p>0.465378920995517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36451625318509">
                <text:p>0.736451625318509</text:p>
              </table:table-cell>
              <table:table-cell office:value-type="float" office:value="0.718381116519239">
                <text:p>0.718381116519239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8780487804878">
                <text:p>0.98780487804878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703736147442627">
                <text:p>0.703736147442627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759176003468815">
                <text:p>0.75917600346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903978357455697">
                <text:p>0.90397835745569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255155181539914">
                <text:p>0.255155181539914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879588001734407">
                <text:p>0.879588001734407</text:p>
              </table:table-cell>
              <table:table-cell office:value-type="float" office:value="0.314485451016575">
                <text:p>0.314485451016575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910299127363512">
                <text:p>0.910299127363512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753778361444409">
                <text:p>0.753778361444409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868599036215379">
                <text:p>0.868599036215379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93883734673619">
                <text:p>0.99388373467361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92593923901217">
                <text:p>0.7925939239012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6cm" svg:height="10.408cm" xlink:href=".." xlink:type="simple" chart:class="chart:scatter" chart:style-name="ch1">
        <chart:title svg:x="5.573cm" svg:y="0.344cm" chart:style-name="ch2">
          <text:p>No Context Entropy vs Overlap</text:p>
        </chart:title>
        <chart:legend chart:legend-position="end" svg:x="15.213cm" svg:y="4.909cm" chart:style-name="ch3"/>
        <chart:plot-area chart:style-name="ch4" table:cell-range-address="Sheet2.A1:Sheet2.A25 Sheet2.C1:Sheet2.C25 Sheet2.E1:Sheet2.E25" chart:data-source-has-labels="both" svg:x="1.354cm" svg:y="1.747cm" svg:width="13.173cm" svg:height="7.472cm">
          <chartooo:coordinate-region svg:x="2.081cm" svg:y="1.946cm" svg:width="12.352cm" svg:height="6.626cm"/>
          <chart:axis chart:dimension="x" chart:name="primary-x" chart:style-name="ch5">
            <chart:title svg:x="7.34cm" svg:y="9.427cm" chart:style-name="ch6">
              <text:p>Entropy</text:p>
            </chart:title>
            <chart:categories table:cell-range-address="Sheet2.A2:Sheet2.A25"/>
          </chart:axis>
          <chart:axis chart:dimension="y" chart:name="primary-y" chart:style-name="ch7">
            <chart:title svg:x="0.451cm" svg:y="6.096cm" chart:style-name="ch8">
              <text:p>Overlap</text:p>
            </chart:title>
            <chart:grid chart:style-name="ch9" chart:class="major"/>
          </chart:axis>
          <chart:series chart:style-name="ch10" chart:values-cell-range-address="Sheet2.E2:Sheet2.E25" chart:label-cell-address="Sheet2.E1:Sheet2.E1" chart:class="chart:scatter">
            <chart:domain table:cell-range-address="Sheet2.C2:Sheet2.C25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verlap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25</svg:desc>
                </draw:g>
              </table:table-cell>
              <table:table-cell office:value-type="float" office:value="0.939794000867204">
                <text:p>0.939794000867204</text:p>
                <draw:g>
                  <svg:desc>Sheet2.C2:Sheet2.C25</svg:desc>
                </draw:g>
              </table:table-cell>
              <table:table-cell office:value-type="float" office:value="0.3">
                <text:p>0.3</text:p>
                <draw:g>
                  <svg:desc>Sheet2.E2:Sheet2.E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527619872831454">
                <text:p>0.52761987283145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796657624451305">
                <text:p>0.7966576244513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348225372857224">
                <text:p>0.34822537285722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39794000867204">
                <text:p>0.9397940008672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728306536607442">
                <text:p>0.72830653660744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36451625318509">
                <text:p>0.7364516253185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759176003468815">
                <text:p>0.75917600346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879588001734407">
                <text:p>0.87958800173440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Context Entropy vs Cosine Similarity</text:p>
        </chart:title>
        <chart:subtitle svg:x="6.554cm" svg:y="1.275cm" chart:style-name="ch3">
          <text:p>Outlier removed</text:p>
        </chart:subtitle>
        <chart:legend chart:legend-position="end" svg:x="10.799cm" svg:y="3.98cm" chart:style-name="ch4"/>
        <chart:plot-area chart:style-name="ch5" table:cell-range-address="Sheet2.A1:Sheet2.B5 Sheet2.A7:Sheet2.B25 Sheet2.D1:Sheet2.D5 Sheet2.D7:Sheet2.D25" chart:data-source-has-labels="both" svg:x="1.331cm" svg:y="2.318cm" svg:width="8.828cm" svg:height="5.521cm">
          <chartooo:coordinate-region svg:x="2.058cm" svg:y="2.517cm" svg:width="8.007cm" svg:height="4.675cm"/>
          <chart:axis chart:dimension="x" chart:name="primary-x" chart:style-name="ch6">
            <chart:title svg:x="5.145cm" svg:y="8.019cm" chart:style-name="ch7">
              <text:p>Entropy</text:p>
            </chart:title>
            <chart:categories table:cell-range-address="Sheet2.A2:Sheet2.A5 Sheet2.A7:Sheet2.A25"/>
          </chart:axis>
          <chart:axis chart:dimension="y" chart:name="primary-y" chart:style-name="ch6">
            <chart:title svg:x="0.451cm" svg:y="6.273cm" chart:style-name="ch8">
              <text:p>Cosin Similarity</text:p>
            </chart:title>
            <chart:grid chart:style-name="ch9" chart:class="major"/>
          </chart:axis>
          <chart:series chart:style-name="ch10" chart:values-cell-range-address="Sheet2.D2:Sheet2.D5 Sheet2.D7:Sheet2.D25" chart:label-cell-address="Sheet2.D1:Sheet2.D1" chart:class="chart:scatter">
            <chart:domain table:cell-range-address="Sheet2.B2:Sheet2.B5 Sheet2.B7:Sheet2.B25"/>
            <chart:regression-curve chart:style-name="ch11">
              <chart:equation chart:display-equation="false" chart:display-r-square="true"/>
            </chart:regression-curve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sin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5 Sheet2.A7:Sheet2.A25</svg:desc>
                </draw:g>
              </table:table-cell>
              <table:table-cell office:value-type="float" office:value="0.736451625318509">
                <text:p>0.736451625318509</text:p>
                <draw:g>
                  <svg:desc>Sheet2.B2:Sheet2.B5 Sheet2.B7:Sheet2.B25</svg:desc>
                </draw:g>
              </table:table-cell>
              <table:table-cell office:value-type="float" office:value="0.387298334620742">
                <text:p>0.387298334620742</text:p>
                <draw:g>
                  <svg:desc>Sheet2.D2:Sheet2.D5 Sheet2.D7:Sheet2.D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857159391374919">
                <text:p>0.857159391374919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15191090506255">
                <text:p>0.15191090506255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28347335475692">
                <text:p>0.2834733547569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950262193466398">
                <text:p>0.95026219346639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693375245281537">
                <text:p>0.69337524528153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72903250637018">
                <text:p>0.472903250637018</text:p>
              </table:table-cell>
              <table:table-cell office:value-type="float" office:value="0.898717034272917">
                <text:p>0.898717034272917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">
                <text:p>0</text:p>
              </table:table-cell>
              <table:table-cell office:value-type="float" office:value="0.95257934441568">
                <text:p>0.95257934441568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492365963917331">
                <text:p>0.492365963917331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465378920995517">
                <text:p>0.465378920995517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718381116519239">
                <text:p>0.718381116519239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8780487804878">
                <text:p>0.98780487804878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703736147442627">
                <text:p>0.703736147442627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856863623584101">
                <text:p>0.85686362358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903978357455697">
                <text:p>0.90397835745569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255155181539914">
                <text:p>0.255155181539914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314485451016575">
                <text:p>0.314485451016575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51835200693763">
                <text:p>0.51835200693763</text:p>
              </table:table-cell>
              <table:table-cell office:value-type="float" office:value="0.910299127363512">
                <text:p>0.910299127363512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753778361444409">
                <text:p>0.753778361444409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868599036215379">
                <text:p>0.868599036215379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">
                <text:p>0</text:p>
              </table:table-cell>
              <table:table-cell office:value-type="float" office:value="0.993883734673619">
                <text:p>0.99388373467361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792593923901217">
                <text:p>0.7925939239012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Context Entropy vs Overlap</text:p>
        </chart:title>
        <chart:subtitle svg:x="6.554cm" svg:y="1.275cm" chart:style-name="ch3">
          <text:p>Outlier removed</text:p>
        </chart:subtitle>
        <chart:legend chart:legend-position="end" svg:x="10.72cm" svg:y="3.98cm" chart:style-name="ch4"/>
        <chart:plot-area chart:style-name="ch5" table:cell-range-address="Sheet2.A1:Sheet2.B5 Sheet2.A7:Sheet2.B25 Sheet2.E1:Sheet2.E5 Sheet2.E7:Sheet2.E25" chart:data-source-has-labels="both" svg:x="1.331cm" svg:y="2.318cm" svg:width="8.749cm" svg:height="5.521cm">
          <chartooo:coordinate-region svg:x="2.058cm" svg:y="2.517cm" svg:width="7.928cm" svg:height="4.675cm"/>
          <chart:axis chart:dimension="x" chart:name="primary-x" chart:style-name="ch6">
            <chart:title svg:x="5.105cm" svg:y="8.019cm" chart:style-name="ch7">
              <text:p>Entropy</text:p>
            </chart:title>
            <chart:categories table:cell-range-address="Sheet2.A2:Sheet2.A5 Sheet2.A7:Sheet2.A25"/>
          </chart:axis>
          <chart:axis chart:dimension="y" chart:name="primary-y" chart:style-name="ch8">
            <chart:title svg:x="0.451cm" svg:y="5.691cm" chart:style-name="ch9">
              <text:p>Overlap</text:p>
            </chart:title>
            <chart:grid chart:style-name="ch10" chart:class="major"/>
          </chart:axis>
          <chart:series chart:style-name="ch11" chart:values-cell-range-address="Sheet2.E2:Sheet2.E5 Sheet2.E7:Sheet2.E25" chart:label-cell-address="Sheet2.E1:Sheet2.E1" chart:class="chart:scatter">
            <chart:domain table:cell-range-address="Sheet2.B2:Sheet2.B5 Sheet2.B7:Sheet2.B25"/>
            <chart:regression-curve chart:style-name="ch12">
              <chart:equation chart:display-equation="false" chart:display-r-square="true"/>
            </chart:regression-curve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Overlap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5 Sheet2.A7:Sheet2.A25</svg:desc>
                </draw:g>
              </table:table-cell>
              <table:table-cell office:value-type="float" office:value="0.736451625318509">
                <text:p>0.736451625318509</text:p>
                <draw:g>
                  <svg:desc>Sheet2.B2:Sheet2.B5 Sheet2.B7:Sheet2.B25</svg:desc>
                </draw:g>
              </table:table-cell>
              <table:table-cell office:value-type="float" office:value="0.3">
                <text:p>0.3</text:p>
                <draw:g>
                  <svg:desc>Sheet2.E2:Sheet2.E5 Sheet2.E7:Sheet2.E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72903250637018">
                <text:p>0.47290325063701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856863623584101">
                <text:p>0.85686362358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51835200693763">
                <text:p>0.518352006937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94cm" svg:y="0.316cm" chart:style-name="ch2">
          <text:p>No Context Entropy vs Cosine Similarity</text:p>
        </chart:title>
        <chart:subtitle svg:x="6.554cm" svg:y="1.275cm" chart:style-name="ch3">
          <text:p>Outlier removed</text:p>
        </chart:subtitle>
        <chart:legend chart:legend-position="end" svg:x="10.799cm" svg:y="3.98cm" chart:style-name="ch4"/>
        <chart:plot-area chart:style-name="ch5" table:cell-range-address="Sheet2.A1:Sheet2.A3 Sheet2.A5:Sheet2.A25 Sheet2.C1:Sheet2.D3 Sheet2.C5:Sheet2.D25" chart:data-source-has-labels="both" svg:x="1.331cm" svg:y="2.318cm" svg:width="8.828cm" svg:height="5.521cm">
          <chartooo:coordinate-region svg:x="2.058cm" svg:y="2.517cm" svg:width="8.007cm" svg:height="4.675cm"/>
          <chart:axis chart:dimension="x" chart:name="primary-x" chart:style-name="ch6">
            <chart:title svg:x="5.145cm" svg:y="8.019cm" chart:style-name="ch7">
              <text:p>Entropy</text:p>
            </chart:title>
            <chart:categories table:cell-range-address="Sheet2.A2:Sheet2.A3 Sheet2.A5:Sheet2.A25"/>
          </chart:axis>
          <chart:axis chart:dimension="y" chart:name="primary-y" chart:style-name="ch8">
            <chart:title svg:x="0.451cm" svg:y="6.366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heet2.D2:Sheet2.D3 Sheet2.D5:Sheet2.D25" chart:label-cell-address="Sheet2.D1:Sheet2.D1" chart:class="chart:scatter">
            <chart:domain table:cell-range-address="Sheet2.C2:Sheet2.C3 Sheet2.C5:Sheet2.C25"/>
            <chart:regression-curve chart:style-name="ch12">
              <chart:equation chart:display-equation="false" chart:display-r-square="true"/>
            </chart:regression-curve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Cosin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3 Sheet2.A5:Sheet2.A25</svg:desc>
                </draw:g>
              </table:table-cell>
              <table:table-cell office:value-type="float" office:value="0.939794000867204">
                <text:p>0.939794000867204</text:p>
                <draw:g>
                  <svg:desc>Sheet2.C2:Sheet2.C3 Sheet2.C5:Sheet2.C25</svg:desc>
                </draw:g>
              </table:table-cell>
              <table:table-cell office:value-type="float" office:value="0.387298334620742">
                <text:p>0.387298334620742</text:p>
                <draw:g>
                  <svg:desc>Sheet2.D2:Sheet2.D3 Sheet2.D5:Sheet2.D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857159391374919">
                <text:p>0.857159391374919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28347335475692">
                <text:p>0.2834733547569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42379344841321">
                <text:p>0.42379344841321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527619872831454">
                <text:p>0.527619872831454</text:p>
              </table:table-cell>
              <table:table-cell office:value-type="float" office:value="0.950262193466398">
                <text:p>0.95026219346639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796657624451305">
                <text:p>0.796657624451305</text:p>
              </table:table-cell>
              <table:table-cell office:value-type="float" office:value="0.693375245281537">
                <text:p>0.69337524528153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898717034272917">
                <text:p>0.898717034272917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348225372857224">
                <text:p>0.348225372857224</text:p>
              </table:table-cell>
              <table:table-cell office:value-type="float" office:value="0.95257934441568">
                <text:p>0.95257934441568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39794000867204">
                <text:p>0.939794000867204</text:p>
              </table:table-cell>
              <table:table-cell office:value-type="float" office:value="0.492365963917331">
                <text:p>0.492365963917331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728306536607442">
                <text:p>0.728306536607442</text:p>
              </table:table-cell>
              <table:table-cell office:value-type="float" office:value="0.465378920995517">
                <text:p>0.465378920995517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36451625318509">
                <text:p>0.736451625318509</text:p>
              </table:table-cell>
              <table:table-cell office:value-type="float" office:value="0.718381116519239">
                <text:p>0.718381116519239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8780487804878">
                <text:p>0.98780487804878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703736147442627">
                <text:p>0.703736147442627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759176003468815">
                <text:p>0.75917600346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903978357455697">
                <text:p>0.90397835745569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255155181539914">
                <text:p>0.255155181539914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879588001734407">
                <text:p>0.879588001734407</text:p>
              </table:table-cell>
              <table:table-cell office:value-type="float" office:value="0.314485451016575">
                <text:p>0.314485451016575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910299127363512">
                <text:p>0.910299127363512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753778361444409">
                <text:p>0.753778361444409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868599036215379">
                <text:p>0.868599036215379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93883734673619">
                <text:p>0.99388373467361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92593923901217">
                <text:p>0.7925939239012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No Context Entropy vs Overlap</text:p>
        </chart:title>
        <chart:subtitle svg:x="6.554cm" svg:y="1.275cm" chart:style-name="ch3">
          <text:p>Outlier removed</text:p>
        </chart:subtitle>
        <chart:legend chart:legend-position="end" svg:x="10.72cm" svg:y="3.98cm" chart:style-name="ch4"/>
        <chart:plot-area chart:style-name="ch5" table:cell-range-address="Sheet2.A1:Sheet2.A3 Sheet2.A5:Sheet2.A25 Sheet2.C1:Sheet2.C3 Sheet2.C5:Sheet2.C25 Sheet2.E1:Sheet2.E3 Sheet2.E5:Sheet2.E25" chart:data-source-has-labels="both" svg:x="1.331cm" svg:y="2.318cm" svg:width="8.749cm" svg:height="5.521cm">
          <chartooo:coordinate-region svg:x="2.058cm" svg:y="2.517cm" svg:width="7.928cm" svg:height="4.675cm"/>
          <chart:axis chart:dimension="x" chart:name="primary-x" chart:style-name="ch6">
            <chart:title svg:x="5.105cm" svg:y="8.019cm" chart:style-name="ch7">
              <text:p>Entropy</text:p>
            </chart:title>
            <chart:categories table:cell-range-address="Sheet2.A2:Sheet2.A3 Sheet2.A5:Sheet2.A25"/>
          </chart:axis>
          <chart:axis chart:dimension="y" chart:name="primary-y" chart:style-name="ch6">
            <chart:title svg:x="0.451cm" svg:y="5.691cm" chart:style-name="ch8">
              <text:p>Overlap</text:p>
            </chart:title>
            <chart:grid chart:style-name="ch9" chart:class="major"/>
          </chart:axis>
          <chart:series chart:style-name="ch10" chart:values-cell-range-address="Sheet2.E2:Sheet2.E3 Sheet2.E5:Sheet2.E25" chart:label-cell-address="Sheet2.E1:Sheet2.E1" chart:class="chart:scatter">
            <chart:domain table:cell-range-address="Sheet2.C2:Sheet2.C3 Sheet2.C5:Sheet2.C25"/>
            <chart:regression-curve chart:style-name="ch11">
              <chart:equation chart:display-equation="false" chart:display-r-square="true"/>
            </chart:regression-curve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>Overlap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Sheet2.A2:Sheet2.A3 Sheet2.A5:Sheet2.A25</svg:desc>
                </draw:g>
              </table:table-cell>
              <table:table-cell office:value-type="float" office:value="0.939794000867204">
                <text:p>0.939794000867204</text:p>
                <draw:g>
                  <svg:desc>Sheet2.C2:Sheet2.C3 Sheet2.C5:Sheet2.C25</svg:desc>
                </draw:g>
              </table:table-cell>
              <table:table-cell office:value-type="float" office:value="0.3">
                <text:p>0.3</text:p>
                <draw:g>
                  <svg:desc>Sheet2.E2:Sheet2.E3 Sheet2.E5:Sheet2.E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527619872831454">
                <text:p>0.52761987283145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796657624451305">
                <text:p>0.7966576244513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348225372857224">
                <text:p>0.34822537285722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39794000867204">
                <text:p>0.93979400086720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728306536607442">
                <text:p>0.72830653660744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36451625318509">
                <text:p>0.7364516253185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759176003468815">
                <text:p>0.75917600346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879588001734407">
                <text:p>0.87958800173440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